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File.CCFile( String parent , String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File.isVersion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File.refre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CFile.CCFile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File.CCFile( File parent , String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File.isChecked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File.isChecked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